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h text:style-name="Heading_20_1" text:outline-level="1"><text:bookmark-start text:name="__RefHeading___Toc3093_1464965999"/>Organon Manual<text:bookmark-end text:name="__RefHeading___Toc3093_1464965999"/></text:h>
        <text:p text:style-name="Text_20_body"/>
        <text:p text:style-name="Text_20_body_20_indent_20_Organon">After installation a browseable manual</text:p>
        <text:p text:style-name="Text_20_body_20_indent_20_Organon">can be opened in Writer.</text:p>
        <text:p text:style-name="Text_20_body"/>
        <text:p text:style-name="Text_20_body"/>
        <text:p text:style-name="Text_20_body_20_indent_20_Organon">Extension for LibreOffice (LO) and OpenOffice (OO)</text:p>
        <text:p text:style-name="Text_20_body_20_indent_20_Organon"/>
        <text:p text:style-name="Text_20_body_20_indent_20_Organon"><text:span text:style-name="T1">Please note</text:span>: This is a beta version.</text:p>
        <text:p text:style-name="Text_20_body_20_indent"/>
        <text:p text:style-name="Text_20_body_20_indent"/>
        <text:p text:style-name="P1">Organon is an organisation </text:p>
        <text:p text:style-name="P1">and navigation-tool for </text:p>
        <text:p text:style-name="P1">OpenOffice and LibreOffice. </text:p>
        <text:p text:style-name="P1"/>
        <text:p text:style-name="P1"/>
        <text:p text:style-name="Text_20_body_20_indent"/>
        <text:p text:style-name="Text_20_body_20_indent"/>
        <text:p text:style-name="Text_20_body_20_indent"/>
        <text:p text:style-name="Text_20_body_20_indent"/>
        <text:p text:style-name="Text_20_body_20_indent"/>
        <text:p text:style-name="Text_20_body_20_indent"/>
        <text:p text:style-name="Text_20_body_20_indent"/>
        <text:p text:style-name="Text_20_body_20_indent"><text:s/></text:p>
        <text:p text:style-name="Text_20_body_20_indent_20_Organon">The source code of Organon can be found at:</text:p>
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<text:p text:style-name="Text_20_body_20_indent_20_Organon">Known issues are listed here:</text:p>
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11:09:39.544000000</dc:date>
    <meta:editing-duration>P0D</meta:editing-duration>
    <meta:editing-cycles>1</meta:editing-cycles>
    <meta:document-statistic meta:table-count="0" meta:image-count="0" meta:object-count="0" meta:page-count="1" meta:paragraph-count="13" meta:word-count="52" meta:character-count="391" meta:non-whitespace-character-count="345"/>
    <meta:generator>LibreOffice/5.0.4.2$Windows_x86 LibreOffice_project/2b9802c1994aa0b7dc6079e128979269cf95bc78</meta:generator>
  </office:meta>
</office:document-meta>
</file>